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eta.xml" manifest:media-type="text/xml"/>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Arial2" svg:font-family="Arial" style:font-family-generic="swiss"/>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DejaVu Sans3" svg:font-family="'DejaVu Sans'" style:font-family-generic="system"/>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swiss"/>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mily-generic="system"/>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ystem"/>
    <style:font-face style:name="Noto Sans CJK SC2" svg:font-family="'Noto Sans CJK SC'" style:font-pitch="variable"/>
    <style:font-face style:name="Open Sans" svg:font-family="'Open Sans'" style:font-pitch="variable"/>
    <style:font-face style:name="Open Sans1" svg:font-family="'Open San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gr2" style:family="graphic" style:parent-style-name="standard" style:list-style-name="L3">
      <style:graphic-properties draw:stroke="solid" svg:stroke-width="0.026cm" svg:stroke-color="#999999" draw:stroke-linejoin="round" draw:fill="solid" draw:fill-color="#efefef"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standard" style:list-style-name="L3">
      <style:graphic-properties draw:stroke="solid" svg:stroke-width="0.026cm" svg:stroke-color="#999999" draw:stroke-linejoin="round" draw:fill="solid" draw:fill-color="#efefef"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6" style:family="graphic" style:parent-style-name="standard" style:list-style-name="L3">
      <style:graphic-properties draw:stroke="solid" svg:stroke-width="0.026cm" svg:stroke-color="#999999" draw:stroke-linejoin="round" draw:fill="solid" draw:fill-color="#efefef"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7" style:family="graphic" style:parent-style-name="standard" style:list-style-name="L3">
      <style:graphic-properties draw:stroke="solid" svg:stroke-width="0.026cm" svg:stroke-color="#999999" draw:stroke-linejoin="round" draw:fill="solid" draw:fill-color="#efefef"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pr1" style:family="presentation" style:parent-style-name="Title_2c__20_2_20_Content-title">
      <style:graphic-properties draw:stroke="none" svg:stroke-width="0cm" draw:fill="solid" draw:fill-color="#073763" draw:textarea-vertical-align="middle" draw:auto-grow-height="false" draw:fit-to-size="false" style:shrink-to-fit="false" fo:min-height="2.386cm" fo:padding-top="0.254cm" fo:padding-bottom="0.254cm" fo:padding-left="0cm" fo:padding-right="0cm" fo:wrap-option="wrap"/>
      <style:paragraph-properties style:writing-mode="lr-tb"/>
    </style:style>
    <style:style style:name="pr2" style:family="presentation" style:parent-style-name="Title_2c__20_2_20_Content-notes">
      <style:graphic-properties draw:fill-color="#ffffff" fo:min-height="13.364cm"/>
      <style:paragraph-properties style:writing-mode="lr-tb"/>
    </style:style>
    <style:style style:name="P1" style:family="paragraph">
      <style:paragraph-properties fo:margin-top="0cm" fo:margin-bottom="0cm" fo:line-height="100%" fo:text-align="start">
        <style:tab-stops>
          <style:tab-stop style:position="0cm"/>
        </style:tab-stops>
      </style:paragraph-properties>
    </style:style>
    <style:style style:name="P2" style:family="paragraph">
      <loext:graphic-properties draw:fill="solid" draw:fill-color="#073763"/>
      <style:paragraph-properties fo:text-align="start"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style:paragraph-properties fo:margin-top="0cm" fo:margin-bottom="0.564cm" fo:line-height="115%" fo:text-align="start">
        <style:tab-stops>
          <style:tab-stop style:position="0cm"/>
        </style:tab-stops>
      </style:paragraph-properties>
    </style:style>
    <style:style style:name="P5" style:family="paragraph">
      <loext:graphic-properties draw:fill="solid" draw:fill-color="#efefef"/>
      <style:paragraph-properties fo:margin-top="0cm" fo:margin-bottom="0.564cm" fo:line-height="115%" fo:text-align="start" style:font-independent-line-spacing="true">
        <style:tab-stops>
          <style:tab-stop style:position="0cm"/>
        </style:tab-stops>
      </style:paragraph-properties>
      <style:text-properties fo:font-size="18pt"/>
    </style:style>
    <style:style style:name="P6" style:family="paragraph">
      <loext:graphic-properties draw:fill-color="#ffffff"/>
    </style:style>
    <style:style style:name="P7" style:family="paragraph">
      <loext:graphic-properties draw:fill="none" draw:fill-color="#ffffff"/>
      <style:text-properties fo:font-size="7pt" style:font-size-asian="7pt" style:font-size-complex="7pt"/>
    </style:style>
    <style:style style:name="T1" style:family="text">
      <style:text-properties fo:font-variant="normal" fo:text-transform="none" fo:color="#ffffff" loext:opacity="100%" style:text-line-through-style="none" style:text-line-through-type="none" style:text-position="0% 100%" style:font-name="Open Sans1" fo:font-size="12pt" fo:letter-spacing="normal" fo:language="en" fo:country="none" fo:font-style="normal" style:text-underline-style="none" fo:font-weight="normal" fo:background-color="transparent" style:font-name-asian="Open Sans1" style:font-size-asian="12pt" style:font-style-asian="normal" style:font-weight-asian="normal" style:font-size-complex="12pt" style:font-style-complex="normal" style:font-weight-complex="normal"/>
    </style:style>
    <style:style style:name="T2" style:family="text">
      <style:text-properties fo:font-variant="normal" fo:text-transform="none" style:use-window-font-color="true" loext:opacity="0%" style:text-line-through-style="none" style:text-line-through-type="none" style:text-position="0% 100%" style:font-name="Open Sans1" fo:font-size="12pt" fo:letter-spacing="normal" fo:language="en" fo:country="none" fo:font-style="normal" style:text-underline-style="none" fo:font-weight="normal" fo:background-color="transparent" style:font-name-asian="Open Sans1" style:font-size-asian="12pt" style:font-style-asian="normal" style:font-weight-asian="normal" style:font-size-complex="12pt" style:font-style-complex="normal" style:font-weight-complex="normal"/>
    </style:style>
    <style:style style:name="T3" style:family="text">
      <style:text-properties fo:font-variant="normal" fo:text-transform="none" fo:color="#595959" loext:opacity="100%" style:text-line-through-style="none" style:text-line-through-type="none" style:text-position="0% 100%" style:font-name="Open Sans1" fo:font-size="11pt" fo:letter-spacing="normal" fo:language="en" fo:country="none" fo:font-style="normal" style:text-underline-style="none" fo:font-weight="normal" fo:background-color="transparent" style:font-name-asian="Open Sans1" style:font-size-asian="11pt" style:font-style-asian="normal" style:font-weight-asian="normal" style:font-name-complex="DejaVu Sans2" style:font-size-complex="11pt" style:font-style-complex="normal" style:font-weight-complex="normal"/>
    </style:style>
    <style:style style:name="T4" style:family="text">
      <style:text-properties fo:font-size="7pt" style:font-size-asian="7pt" style:font-size-complex="7pt"/>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Query 1&#10;&#10;How many times films in the family-friendly categories" draw:style-name="dp1" draw:master-page-name="Title_2c__20_2_20_Content" presentation:presentation-page-layout-name="AL1T3">
        <draw:frame draw:name="PlaceHolder 1" presentation:style-name="pr1" draw:text-style-name="P2" draw:layer="layout" svg:width="25.395cm" svg:height="2.205cm" svg:x="0cm" svg:y="0cm" presentation:class="title" presentation:user-transformed="true">
          <draw:text-box>
            <text:p text:style-name="P1"><text:span text:style-name="T1">Query </text:span><text:span text:style-name="T1">1</text:span><text:span text:style-name="T2"><text:line-break/></text:span><text:span text:style-name="T2"><text:line-break/></text:span><text:span text:style-name="T1">How </text:span><text:span text:style-name="T1">many </text:span><text:span text:style-name="T1">times </text:span><text:span text:style-name="T1">films </text:span><text:span text:style-name="T1">in the </text:span><text:span text:style-name="T1">family-</text:span><text:span text:style-name="T1">friendl</text:span><text:span text:style-name="T1">y </text:span><text:span text:style-name="T1">catego</text:span><text:span text:style-name="T1">ries </text:span><text:span text:style-name="T1">('Anim</text:span><text:span text:style-name="T1">ation', </text:span><text:span text:style-name="T1">'Childr</text:span><text:span text:style-name="T1">en', </text:span><text:span text:style-name="T1">'Classi</text:span><text:span text:style-name="T1">cs', </text:span><text:span text:style-name="T1">'Come</text:span><text:span text:style-name="T1">dy', </text:span><text:span text:style-name="T1">'Family</text:span><text:span text:style-name="T1">', </text:span><text:span text:style-name="T1">'Music'</text:span><text:span text:style-name="T1">)</text:span><text:span text:style-name="T2"><text:line-break/></text:span><text:span text:style-name="T1">were </text:span><text:span text:style-name="T1">rented </text:span><text:span text:style-name="T1">in </text:span><text:span text:style-name="T1">each </text:span><text:span text:style-name="T1">store?</text:span></text:p>
          </draw:text-box>
        </draw:frame>
        <draw:frame draw:style-name="gr1" draw:text-style-name="P3" draw:layer="layout" svg:width="13.204cm" svg:height="8.53cm" svg:x="0.984cm" svg:y="3.94cm">
          <draw:object xlink:href="./Object 1" xlink:type="simple" xlink:show="embed" xlink:actuate="onLoad">
            <loext:p/>
          </draw:object>
          <draw:image xlink:href="./ObjectReplacements/Object 1" xlink:type="simple" xlink:show="embed" xlink:actuate="onLoad"/>
        </draw:frame>
        <draw:custom-shape draw:name="Google Shape;54;p 6" draw:style-name="gr2" draw:text-style-name="P5" draw:layer="layout" svg:width="9.165cm" svg:height="8.53cm" svg:x="15.329cm" svg:y="3.94cm">
          <text:p text:style-name="P4"><text:span text:style-name="T3">Description: The plot here shows the distribution of the number of movies in family-friendly categories by stores, they were rented from.</text:span></text:p>
          <text:p text:style-name="P4"><text:span text:style-name="T3">It can be seen that Store 1 is more popular than Store 2 among people who wants to rent family-friendly movies. Although there are few categories where the competition is close.</text:span></text:p>
          <text:p text:style-name="P4"><text:span text:style-name="T3">Similarly we can compare the popularity of the two stores in other catego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Query 2&#10;&#10;In the family-friendly film category ('Animation', 'Ch" draw:style-name="dp1" draw:master-page-name="Title_2c__20_2_20_Content" presentation:presentation-page-layout-name="AL1T3">
        <draw:frame draw:name="PlaceHolder 1" presentation:style-name="pr1" draw:text-style-name="P2" draw:layer="layout" svg:width="25.395cm" svg:height="2.205cm" svg:x="0cm" svg:y="0cm" presentation:class="title" presentation:user-transformed="true">
          <draw:text-box>
            <text:p text:style-name="P1"><text:span text:style-name="T1">Query </text:span><text:span text:style-name="T1">2</text:span><text:span text:style-name="T2"><text:line-break/></text:span><text:span text:style-name="T2"><text:line-break/></text:span><text:span text:style-name="T1">In the </text:span><text:span text:style-name="T1">family-</text:span><text:span text:style-name="T1">friendl</text:span><text:span text:style-name="T1">y film </text:span><text:span text:style-name="T1">catego</text:span><text:span text:style-name="T1">ry </text:span><text:span text:style-name="T1">('Anim</text:span><text:span text:style-name="T1">ation', </text:span><text:span text:style-name="T1">'Childr</text:span><text:span text:style-name="T1">en', </text:span><text:span text:style-name="T1">'Classi</text:span><text:span text:style-name="T1">cs', </text:span><text:span text:style-name="T1">'Come</text:span><text:span text:style-name="T1">dy', </text:span><text:span text:style-name="T1">'Family</text:span><text:span text:style-name="T1">', </text:span><text:span text:style-name="T1">'Music'</text:span><text:span text:style-name="T1">)</text:span><text:span text:style-name="T2"><text:line-break/></text:span><text:span text:style-name="T1">which </text:span><text:span text:style-name="T1">was </text:span><text:span text:style-name="T1">the </text:span><text:span text:style-name="T1">top 3 </text:span><text:span text:style-name="T1">most </text:span><text:span text:style-name="T1">popula</text:span><text:span text:style-name="T1">r </text:span><text:span text:style-name="T1">movie</text:span><text:span text:style-name="T1">s in </text:span><text:span text:style-name="T1">2005 </text:span><text:span text:style-name="T1">by </text:span><text:span text:style-name="T1">month </text:span><text:span text:style-name="T1">and </text:span><text:span text:style-name="T1">how </text:span><text:span text:style-name="T1">many </text:span><text:span text:style-name="T1">times </text:span><text:span text:style-name="T1">were </text:span><text:span text:style-name="T1">they </text:span><text:span text:style-name="T1">rented </text:span><text:span text:style-name="T1">out by </text:span><text:span text:style-name="T1">month</text:span><text:span text:style-name="T1">?</text:span></text:p>
          </draw:text-box>
        </draw:frame>
        <draw:g>
          <draw:g>
            <draw:frame draw:style-name="gr1" draw:text-style-name="P3" draw:layer="layout" svg:width="13.204cm" svg:height="8.53cm" svg:x="0.984cm" svg:y="3.94cm">
              <draw:object xlink:href="./Object 2" xlink:type="simple" xlink:show="embed" xlink:actuate="onLoad">
                <loext:p/>
              </draw:object>
              <draw:image xlink:href="./ObjectReplacements/Object 2" xlink:type="simple" xlink:show="embed" xlink:actuate="onLoad"/>
            </draw:frame>
            <draw:g>
              <draw:frame draw:style-name="gr4" draw:text-style-name="P7" draw:layer="layout" svg:width="2.242cm" svg:height="0.526cm" svg:x="2.44cm" svg:y="10.988cm">
                <draw:text-box>
                  <text:p><text:span text:style-name="T4">Idiols </text:span><text:span text:style-name="T4">Snatchers</text:span></text:p>
                </draw:text-box>
              </draw:frame>
              <draw:frame draw:style-name="gr4" draw:text-style-name="P7" draw:layer="layout" svg:width="2.022cm" svg:height="0.526cm" svg:x="2.44cm" svg:y="10.588cm">
                <draw:text-box>
                  <text:p><text:span text:style-name="T4">Robbers </text:span><text:span text:style-name="T4">Joon</text:span></text:p>
                </draw:text-box>
              </draw:frame>
              <draw:frame draw:style-name="gr4" draw:text-style-name="P7" draw:layer="layout" svg:width="2.068cm" svg:height="0.526cm" svg:x="2.44cm" svg:y="10.188cm">
                <draw:text-box>
                  <text:p><text:span text:style-name="T4">Boogie </text:span><text:span text:style-name="T4">Amelie</text:span></text:p>
                </draw:text-box>
              </draw:frame>
              <draw:frame draw:style-name="gr4" draw:text-style-name="P7" draw:layer="layout" svg:width="2.191cm" svg:height="0.526cm" svg:x="2.44cm" svg:y="9.388cm">
                <draw:text-box>
                  <text:p><text:span text:style-name="T4">Timberland </text:span><text:span text:style-name="T4">Sky</text:span></text:p>
                </draw:text-box>
              </draw:frame>
              <draw:frame draw:style-name="gr4" draw:text-style-name="P7" draw:layer="layout" svg:width="2.077cm" svg:height="0.526cm" svg:x="2.44cm" svg:y="8.988cm">
                <draw:text-box>
                  <text:p><text:span text:style-name="T4">Dogma </text:span><text:span text:style-name="T4">Family</text:span></text:p>
                </draw:text-box>
              </draw:frame>
              <draw:frame draw:style-name="gr4" draw:text-style-name="P7" draw:layer="layout" svg:width="3.076cm" svg:height="0.526cm" svg:x="2.44cm" svg:y="8.588cm">
                <draw:text-box>
                  <text:p><text:span text:style-name="T4">Forrester </text:span><text:span text:style-name="T4">Comanchero</text:span><text:span text:style-name="T4">s</text:span></text:p>
                </draw:text-box>
              </draw:frame>
              <draw:frame draw:style-name="gr4" draw:text-style-name="P7" draw:layer="layout" svg:width="2.191cm" svg:height="0.526cm" svg:x="2.44cm" svg:y="7.788cm">
                <draw:text-box>
                  <text:p><text:span text:style-name="T4">Scalawag </text:span><text:span text:style-name="T4">Duck</text:span></text:p>
                </draw:text-box>
              </draw:frame>
              <draw:frame draw:style-name="gr4" draw:text-style-name="P7" draw:layer="layout" svg:width="2.102cm" svg:height="0.526cm" svg:x="2.44cm" svg:y="7.388cm">
                <draw:text-box>
                  <text:p><text:span text:style-name="T4">Greatest </text:span><text:span text:style-name="T4">North</text:span></text:p>
                </draw:text-box>
              </draw:frame>
              <draw:frame draw:style-name="gr4" draw:text-style-name="P7" draw:layer="layout" svg:width="2.365cm" svg:height="0.526cm" svg:x="2.44cm" svg:y="6.988cm">
                <draw:text-box>
                  <text:p><text:span text:style-name="T4">Invasion </text:span><text:span text:style-name="T4">Cyclone</text:span></text:p>
                </draw:text-box>
              </draw:frame>
              <draw:frame draw:style-name="gr4" draw:text-style-name="P7" draw:layer="layout" svg:width="2.593cm" svg:height="0.526cm" svg:x="2.44cm" svg:y="6.188cm">
                <draw:text-box>
                  <text:p><text:span text:style-name="T4">Dinosaur </text:span><text:span text:style-name="T4">Secretary</text:span></text:p>
                </draw:text-box>
              </draw:frame>
              <draw:frame draw:style-name="gr4" draw:text-style-name="P7" draw:layer="layout" svg:width="2.145cm" svg:height="0.526cm" svg:x="2.44cm" svg:y="5.788cm">
                <draw:text-box>
                  <text:p><text:span text:style-name="T4">Dorado </text:span><text:span text:style-name="T4">Notting</text:span></text:p>
                </draw:text-box>
              </draw:frame>
              <draw:frame draw:style-name="gr4" draw:text-style-name="P7" draw:layer="layout" svg:width="1.971cm" svg:height="0.526cm" svg:x="2.44cm" svg:y="5.388cm">
                <draw:text-box>
                  <text:p><text:span text:style-name="T4">Arizona Bang</text:span></text:p>
                </draw:text-box>
              </draw:frame>
            </draw:g>
          </draw:g>
        </draw:g>
        <draw:custom-shape draw:name="Google Shape;54;p 1" draw:style-name="gr5" draw:text-style-name="P5" draw:layer="layout" svg:width="9.165cm" svg:height="8.53cm" svg:x="15.329cm" svg:y="3.94cm">
          <text:p text:style-name="P4"><text:span text:style-name="T3">Description: The plot here shows the top 3 most popular movies in family-friendly categories by months in 2005 and how many times they were rented in the given month.</text:span></text:p>
          <text:p text:style-name="P4"><text:span text:style-name="T3">It can be seen that there is no overlap in the movies at all. Each months has its own unique top 3 movies. We can also notice that even the most popular movies were rented only a few times in May and June, July and August seems to be more popular in movie nights. Maybe people more tend to rent movies during summer holi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Query 3&#10;&#10;How do customers distributed (quartiles and percentage" draw:style-name="dp1" draw:master-page-name="Title_2c__20_2_20_Content" presentation:presentation-page-layout-name="AL1T3">
        <draw:frame draw:name="PlaceHolder 1" presentation:style-name="pr1" draw:text-style-name="P2" draw:layer="layout" svg:width="25.395cm" svg:height="2.205cm" svg:x="0cm" svg:y="0cm" presentation:class="title" presentation:user-transformed="true">
          <draw:text-box>
            <text:p text:style-name="P1"><text:span text:style-name="T1">Query 3</text:span><text:span text:style-name="T2"><text:line-break/></text:span><text:span text:style-name="T2"><text:line-break/></text:span><text:span text:style-name="T1">How do customers distributed (quartiles and percentage) by district, among districts where we have at least 5 customers from?</text:span></text:p>
          </draw:text-box>
        </draw:frame>
        <draw:frame draw:style-name="gr1" draw:text-style-name="P3" draw:layer="layout" svg:width="13.204cm" svg:height="8.53cm" svg:x="0.585cm" svg:y="3.97cm">
          <draw:object xlink:href="./Object 3" xlink:type="simple" xlink:show="embed" xlink:actuate="onLoad">
            <loext:p/>
          </draw:object>
          <draw:image xlink:href="./ObjectReplacements/Object 3" xlink:type="simple" xlink:show="embed" xlink:actuate="onLoad"/>
        </draw:frame>
        <draw:custom-shape draw:name="Google Shape;54;p 2" draw:style-name="gr6" draw:text-style-name="P5" draw:layer="layout" svg:width="9.165cm" svg:height="8.53cm" svg:x="15.329cm" svg:y="3.94cm">
          <text:p text:style-name="P4"><text:span text:style-name="T3">Description: The chart here shows the distribution of customers by district, among districts where we have at least 5 customers (percentage and number of customers).</text:span></text:p>
          <text:p text:style-name="P4"><text:span text:style-name="T3">As we can see we have only 10 customers living in the district from where we have the biggest number of customers. Also we have customers from many districts. That would be interesting to see how many customers the stores have on a daily basis, if not too many maybe it would be worth it to think about turning into an online st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Query 4&#10;&#10;Which are the 10 most expensive and 10 cheapest movies" draw:style-name="dp1" draw:master-page-name="Title_2c__20_2_20_Content" presentation:presentation-page-layout-name="AL1T3">
        <draw:frame draw:name="PlaceHolder 1" presentation:style-name="pr1" draw:text-style-name="P2" draw:layer="layout" svg:width="25.395cm" svg:height="2.205cm" svg:x="0cm" svg:y="0cm" presentation:class="title" presentation:user-transformed="true">
          <draw:text-box>
            <text:p text:style-name="P1"><text:span text:style-name="T1">Query </text:span><text:span text:style-name="T1">4</text:span><text:span text:style-name="T2"><text:line-break/></text:span><text:span text:style-name="T2"><text:line-break/></text:span><text:span text:style-name="T1">Which </text:span><text:span text:style-name="T1">are </text:span><text:span text:style-name="T1">the 10 </text:span><text:span text:style-name="T1">most </text:span><text:span text:style-name="T1">expen</text:span><text:span text:style-name="T1">sive </text:span><text:span text:style-name="T1">and 10 </text:span><text:span text:style-name="T1">cheap</text:span><text:span text:style-name="T1">est </text:span><text:span text:style-name="T1">movie</text:span><text:span text:style-name="T1">s? </text:span><text:span text:style-name="T1">How </text:span><text:span text:style-name="T1">many </text:span><text:span text:style-name="T1">times </text:span><text:span text:style-name="T1">were </text:span><text:span text:style-name="T1">they </text:span><text:span text:style-name="T1">rented </text:span><text:span text:style-name="T1">out in </text:span><text:span text:style-name="T1">2005?</text:span></text:p>
          </draw:text-box>
        </draw:frame>
        <draw:frame draw:style-name="gr1" draw:text-style-name="P3" draw:layer="layout" svg:width="13.204cm" svg:height="8.53cm" svg:x="0.784cm" svg:y="3.94cm">
          <draw:object xlink:href="./Object 4" xlink:type="simple" xlink:show="embed" xlink:actuate="onLoad">
            <loext:p/>
          </draw:object>
          <draw:image xlink:href="./ObjectReplacements/Object 4" xlink:type="simple" xlink:show="embed" xlink:actuate="onLoad"/>
        </draw:frame>
        <draw:custom-shape draw:name="Google Shape;54;p 4" draw:style-name="gr7" draw:text-style-name="P5" draw:layer="layout" svg:width="9.165cm" svg:height="8.53cm" svg:x="15.329cm" svg:y="3.94cm">
          <text:p text:style-name="P4"><text:span text:style-name="T3">Description: The plot here shows the comparison between the top 10 most expensive movies and top 10 cheapest movies by how many times they were rented out in 2005.</text:span></text:p>
          <text:p text:style-name="P4"><text:span text:style-name="T3">As it can be seen they have a few common sections but on average cheapest movies are more popular.</text:span></text:p>
          <text:p text:style-name="P4"><text:span text:style-name="T3">It’s also noticable that the graph of cheapest movies only shows 9 rental numbers, it caused by missing data in the datab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Arial2" svg:font-family="Arial" style:font-family-generic="swiss"/>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DejaVu Sans3" svg:font-family="'DejaVu Sans'" style:font-family-generic="system"/>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swiss"/>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mily-generic="system"/>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ystem"/>
    <style:font-face style:name="Noto Sans CJK SC2" svg:font-family="'Noto Sans CJK SC'" style:font-pitch="variable"/>
    <style:font-face style:name="Open Sans" svg:font-family="'Open Sans'" style:font-pitch="variable"/>
    <style:font-face style:name="Open Sans1" svg:font-family="'Open Sans'"/>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c__20_2_20_Conten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cm" fo:padding-right="0.25cm" fo:wrap-option="wrap"/>
      <style:paragraph-properties style:writing-mode="lr-tb"/>
    </style:style>
    <style:style style:name="Mpr2" style:family="presentation" style:parent-style-name="Title_2c__20_2_20_Content-backgroundobjects">
      <style:graphic-properties draw:stroke="none" draw:fill="none" draw:fill-color="#ffffff" draw:auto-grow-height="false" fo:min-height="1.485cm"/>
      <style:paragraph-properties style:writing-mode="lr-tb"/>
    </style:style>
    <style:style style:name="Mpr3" style:family="presentation" style:parent-style-name="Title_2c__20_2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end">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loext:opacity="100%" style:text-line-through-style="none" style:text-line-through-type="none" style:text-position="0% 100%" style:font-name="Arial1" fo:font-size="10pt" fo:letter-spacing="normal" fo:language="en" fo:country="none" fo:font-style="normal" style:text-underline-style="none" fo:font-weight="normal" fo:background-color="transparent" style:font-name-asian="Arial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c__20_2_20_Content" style:display-name="Title, 2 Content" style:page-layout-name="PM1" draw:style-name="Mdp1">
      <draw:frame draw:name="PlaceHolder 1" presentation:style-name="Title_2c__20_2_20_Content-title" draw:layer="backgroundobjects" svg:width="23.663cm" svg:height="1.736cm" svg:x="0.866cm" svg:y="1.162cm" presentation:class="title" presentation:placeholder="true" presentation:user-transformed="true">
        <draw:text-box/>
      </draw:frame>
      <draw:frame draw:name="PlaceHolder 2" presentation:style-name="Title_2c__20_2_20_Content-outline1" draw:layer="backgroundobjects" svg:width="0.627cm" svg:height="9.485cm" svg:x="0.866cm" svg:y="3.201cm" presentation:class="outline" presentation:placeholder="true" presentation:user-transformed="true">
        <draw:text-box/>
      </draw:frame>
      <draw:frame draw:name="PlaceHolder 3" presentation:style-name="Title_2c__20_2_20_Content-outline1" draw:layer="backgroundobjects" svg:width="0.627cm" svg:height="9.485cm" svg:x="1.526cm" svg:y="3.201cm" presentation:class="outline" presentation:placeholder="true" presentation:user-transformed="true">
        <draw:text-box/>
      </draw:frame>
      <draw:frame draw:name="PlaceHolder 4" presentation:style-name="Mpr1" draw:text-style-name="MP6" draw:layer="backgroundobjects" svg:width="1.519cm" svg:height="1.088cm" svg:x="23.535cm" svg:y="12.953cm" presentation:class="page-number" presentation:user-transformed="true">
        <draw:text-box>
          <text:p text:style-name="MP5"><text:span text:style-name="MT1"><text:page-number>&lt;number&gt;</text:page-number></text:span></text:p>
        </draw:text-box>
      </draw:frame>
      <presentation:notes style:page-layout-name="PM0">
        <draw:page-thumbnail presentation:style-name="Title_2c__20_2_20_Content-title" draw:layer="backgroundobjects" svg:width="19.798cm" svg:height="11.136cm" svg:x="0.6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language>en-US</dc:language>
    <dc:date>2024-08-06T14:30:14.844830224</dc:date>
    <meta:editing-cycles>41</meta:editing-cycles>
    <meta:editing-duration>PT20H56M53S</meta:editing-duration>
    <meta:generator>LibreOffice/7.3.7.2$Linux_X86_64 LibreOffice_project/30$Build-2</meta:generator>
    <meta:document-statistic meta:object-count="55"/>
    <meta:user-defined meta:name="AppVersion">15.0000</meta:user-defined>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Arial" fo:font-size="10pt" style:font-family-asian="'DejaVu Sans'" style:font-size-asian="10pt" style:font-family-complex="'DejaVu Sans'" style:font-size-complex="10pt"/>
    </style:style>
    <style:style style:name="ch4" style:family="chart">
      <style:chart-properties chart:include-hidden-cells="false" chart:auto-position="true" chart:auto-size="true" chart:treat-empty-cells="leave-gap" chart:data-label-number="value" chart:data-label-text="false" chart:data-label-symbol="false" chart:data-label-series="false"/>
    </style:style>
    <style:style style:name="ch5" style:family="chart" style:data-style-name="N10036">
      <style:chart-properties chart:display-label="true" chart:logarithmic="false" chart:reverse-direction="false" text:line-break="true" loext:try-staggering-first="false" chart:label-arrangement="side-by-side" chart:link-data-style-to-source="false" chart:axis-position="0" chart:tick-mark-position="at-axis"/>
      <style:graphic-properties svg:stroke-color="#b3b3b3"/>
      <style:text-properties fo:color="#000000" style:text-position="0% 100%" fo:font-family="Arial" fo:font-size="10pt" style:font-family-asian="'DejaVu Sans'" style:font-size-asian="10pt" style:font-family-complex="'DejaVu Sans'" style:font-size-complex="10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fo:color="#000000" style:text-position="0% 100%" fo:font-family="Arial" fo:font-size="10pt" style:font-family-asian="'DejaVu Sans'" style:font-size-asian="10pt" style:font-family-complex="'DejaVu Sans'"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chart:data-label-series="false" chart:label-position="outside"/>
      <style:graphic-properties draw:stroke="none" draw:fill-color="#007ffe"/>
      <style:text-properties fo:color="#000000" style:text-position="0% 100%" fo:font-family="Arial" fo:font-size="8pt" style:font-family-asian="'DejaVu Sans'" style:font-size-asian="8pt" style:font-family-complex="'DejaVu Sans'" style:font-size-complex="8pt"/>
    </style:style>
    <style:style style:name="ch9" style:family="chart" style:data-style-name="N0">
      <style:chart-properties chart:link-data-style-to-source="false" chart:data-label-number="value" chart:data-label-text="false" chart:data-label-symbol="false" chart:data-label-series="false" chart:label-position="outside"/>
      <style:graphic-properties draw:stroke="none" draw:fill-color="#00c462"/>
      <style:text-properties fo:color="#000000" style:text-position="0% 100%" fo:font-family="Arial" fo:font-size="8pt" style:font-family-asian="'DejaVu Sans'" style:font-size-asian="8pt" style:font-family-complex="'DejaVu Sans'" style:font-size-complex="8pt"/>
    </style:style>
    <style:style style:name="ch10" style:family="chart">
      <style:chart-properties chart:solid-type="cuboid"/>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3.205cm" svg:height="8.531cm" xlink:href="." xlink:type="simple" chart:class="chart:bar" chart:style-name="ch1">
        <chart:title svg:x="2.748cm" svg:y="0.306cm" chart:style-name="ch2">
          <text:p>Distribution of movie rentals by stores</text:p>
        </chart:title>
        <chart:legend chart:legend-position="end" svg:x="11.339cm" svg:y="3.717cm" style:legend-expansion="high" chart:style-name="ch3"/>
        <chart:plot-area chart:style-name="ch4" chart:data-source-has-labels="both" svg:x="0.264cm" svg:y="1.255cm" svg:width="10.811cm" svg:height="7.106cm">
          <chart:coordinate-region svg:x="1.071cm" svg:y="1.455cm" svg:width="10.004cm" svg:height="6.259cm"/>
          <chart:axis chart:dimension="x" chart:name="primary-x" chart:style-name="ch5" chartooo:axis-type="auto">
            <chartooo:date-scale/>
            <chart:categories table:cell-range-address="local-table.$A$2:.$A$7"/>
          </chart:axis>
          <chart:axis chart:dimension="y" chart:name="primary-y" chart:style-name="ch6">
            <chart:grid chart:style-name="ch7" chart:class="major"/>
          </chart:axis>
          <chart:series chart:style-name="ch8" chart:values-cell-range-address="local-table.$B$2:.$B$7" chart:label-cell-address="local-table.$B$1" chart:class="chart:bar">
            <chart:data-point chart:repeated="6"/>
          </chart:series>
          <chart:series chart:style-name="ch9" chart:values-cell-range-address="local-table.$C$2:.$C$7" chart:label-cell-address="local-table.$C$1" chart:class="chart:bar">
            <chart:data-point chart:style-name="ch10"/>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ore 1</text:p>
              </table:table-cell>
              <table:table-cell office:value-type="string">
                <text:p>Store 2</text:p>
              </table:table-cell>
            </table:table-row>
          </table:table-header-rows>
          <table:table-rows>
            <table:table-row>
              <table:table-cell office:value-type="string">
                <text:p>Animation</text:p>
              </table:table-cell>
              <table:table-cell office:value-type="float" office:value="582">
                <text:p>582</text:p>
              </table:table-cell>
              <table:table-cell office:value-type="float" office:value="584">
                <text:p>584</text:p>
              </table:table-cell>
            </table:table-row>
            <table:table-row>
              <table:table-cell office:value-type="string">
                <text:p>Children</text:p>
              </table:table-cell>
              <table:table-cell office:value-type="float" office:value="483">
                <text:p>483</text:p>
              </table:table-cell>
              <table:table-cell office:value-type="float" office:value="462">
                <text:p>462</text:p>
              </table:table-cell>
            </table:table-row>
            <table:table-row>
              <table:table-cell office:value-type="string">
                <text:p>Classics</text:p>
              </table:table-cell>
              <table:table-cell office:value-type="float" office:value="475">
                <text:p>475</text:p>
              </table:table-cell>
              <table:table-cell office:value-type="float" office:value="464">
                <text:p>464</text:p>
              </table:table-cell>
            </table:table-row>
            <table:table-row>
              <table:table-cell office:value-type="string">
                <text:p>Comedy</text:p>
              </table:table-cell>
              <table:table-cell office:value-type="float" office:value="475">
                <text:p>475</text:p>
              </table:table-cell>
              <table:table-cell office:value-type="float" office:value="466">
                <text:p>466</text:p>
              </table:table-cell>
            </table:table-row>
            <table:table-row>
              <table:table-cell office:value-type="string">
                <text:p>Family</text:p>
              </table:table-cell>
              <table:table-cell office:value-type="float" office:value="565">
                <text:p>565</text:p>
              </table:table-cell>
              <table:table-cell office:value-type="float" office:value="531">
                <text:p>531</text:p>
              </table:table-cell>
            </table:table-row>
            <table:table-row>
              <table:table-cell office:value-type="string">
                <text:p>Music</text:p>
              </table:table-cell>
              <table:table-cell office:value-type="float" office:value="432">
                <text:p>432</text:p>
              </table:table-cell>
              <table:table-cell office:value-type="float" office:value="398">
                <text:p>398</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000000" style:text-position="0% 100%" fo:font-family="Arial" fo:font-size="10pt" style:font-family-asian="'DejaVu Sans'" style:font-size-asian="10pt" style:font-family-complex="'DejaVu Sans'" style:font-size-complex="10pt"/>
    </style:style>
    <style:style style:name="ch5" style:family="chart">
      <style:chart-properties chart:vertical="true" chart:include-hidden-cells="false" chart:auto-position="true" chart:auto-size="true" chart:treat-empty-cells="leave-gap" chart:data-label-number="value" chart:data-label-text="false" chart:data-label-symbol="false" chart:data-label-series="false"/>
    </style:style>
    <style:style style:name="ch6" style:family="chart" style:data-style-name="N10036">
      <style:chart-properties chart:display-label="true" chart:logarithmic="false" chart:reverse-direction="false" text:line-break="true" loext:try-staggering-first="false" chart:label-arrangement="side-by-side" chart:link-data-style-to-source="false" chart:axis-position="0" chart:tick-mark-position="at-axis"/>
      <style:graphic-properties svg:stroke-color="#b3b3b3"/>
      <style:text-properties fo:color="#000000" style:text-position="0% 100%" fo:font-family="Arial" fo:font-size="10pt" style:font-family-asian="'DejaVu Sans'" style:font-size-asian="10pt" style:font-family-complex="'DejaVu Sans'" style:font-size-complex="10pt"/>
    </style:style>
    <style:style style:name="ch7"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fo:color="#000000" style:text-position="0% 100%" fo:font-family="Arial" fo:font-size="10pt" style:font-family-asian="'DejaVu Sans'" style:font-size-asian="10pt" style:font-family-complex="'DejaVu Sans'" style:font-size-complex="10pt"/>
    </style:style>
    <style:style style:name="ch8" style:family="chart">
      <style:graphic-properties svg:stroke-color="#b3b3b3"/>
    </style:style>
    <style:style style:name="ch9" style:family="chart" style:data-style-name="N0">
      <style:chart-properties chart:link-data-style-to-source="false" chart:data-label-number="value" chart:data-label-text="false" chart:data-label-symbol="false" chart:data-label-series="false" chart:label-position="outside"/>
      <style:graphic-properties draw:stroke="none" draw:fill-color="#007ffe"/>
      <style:text-properties fo:color="#000000" style:text-position="0% 100%" fo:font-family="Arial" fo:font-size="8pt" style:font-family-asian="'DejaVu Sans'" style:font-size-asian="8pt" style:font-family-complex="'DejaVu Sans'" style:font-size-complex="8pt"/>
    </style:style>
    <style:style style:name="ch10" style:family="chart" style:data-style-name="N0">
      <style:chart-properties chart:link-data-style-to-source="false" chart:data-label-number="value" chart:data-label-text="false" chart:data-label-symbol="false" chart:data-label-series="false" chart:label-position="outside"/>
      <style:graphic-properties draw:stroke="none" draw:fill-color="#00c462"/>
      <style:text-properties fo:color="#000000" style:text-position="0% 100%" fo:font-family="Arial" fo:font-size="8pt" style:font-family-asian="'DejaVu Sans'" style:font-size-asian="8pt" style:font-family-complex="'DejaVu Sans'" style:font-size-complex="8pt"/>
    </style:style>
    <style:style style:name="ch11" style:family="chart" style:data-style-name="N0">
      <style:chart-properties chart:link-data-style-to-source="false" chart:data-label-number="value" chart:data-label-text="false" chart:data-label-symbol="false" chart:data-label-series="false" chart:label-position="outside"/>
      <style:graphic-properties draw:stroke="none" draw:fill-color="#fafa7a"/>
      <style:text-properties fo:color="#000000" style:text-position="0% 100%" fo:font-family="Arial" fo:font-size="8pt" style:font-family-asian="'DejaVu Sans'" style:font-size-asian="8pt" style:font-family-complex="'DejaVu Sans'" style:font-size-complex="8pt"/>
    </style:style>
    <style:style style:name="ch12" style:family="chart">
      <style:chart-properties chart:solid-type="cuboid"/>
    </style:style>
    <style:style style:name="ch13" style:family="chart">
      <style:graphic-properties draw:stroke="solid" svg:stroke-color="#b3b3b3" draw:fill="none" draw:fill-color="#d9d9d9"/>
    </style:style>
    <style:style style:name="ch14" style:family="chart">
      <style:graphic-properties draw:fill-color="#d9d9d9"/>
    </style:style>
  </office:automatic-styles>
  <office:body>
    <office:chart>
      <chart:chart svg:width="13.205cm" svg:height="8.531cm" xlink:href="." xlink:type="simple" chart:class="chart:bar" chart:style-name="ch1">
        <chart:title svg:x="2.51cm" svg:y="0.306cm" chart:style-name="ch2">
          <text:p>3 most popular movies in 2005 by month</text:p>
        </chart:title>
        <chart:subtitle svg:x="0cm" svg:y="0cm" chart:style-name="ch3">
          <text:p/>
        </chart:subtitle>
        <chart:legend chart:legend-position="end" svg:x="11.683cm" svg:y="3.468cm" style:legend-expansion="high" chart:style-name="ch4"/>
        <chart:plot-area chart:style-name="ch5" chart:data-source-has-labels="both" svg:x="0.264cm" svg:y="1.255cm" svg:width="11.155cm" svg:height="7.106cm">
          <chart:coordinate-region svg:x="1.6cm" svg:y="1.255cm" svg:width="9.632cm" svg:height="6.459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series chart:style-name="ch11" chart:values-cell-range-address="local-table.$D$2:.$D$5" chart:label-cell-address="local-table.$D$1" chart:class="chart:bar">
            <chart:data-point chart:repeated="3"/>
            <chart:data-point chart:style-name="ch12" loext:custom-label-pos-x="-0.0050726832222896" loext:custom-label-pos-y="-0.00011717834544176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p1</text:p>
              </table:table-cell>
              <table:table-cell office:value-type="string">
                <text:p>Top2</text:p>
              </table:table-cell>
              <table:table-cell office:value-type="string">
                <text:p>Top3</text:p>
              </table:table-cell>
            </table:table-row>
          </table:table-header-rows>
          <table:table-rows>
            <table:table-row>
              <table:table-cell office:value-type="string">
                <text:p>May</text:p>
              </table:table-cell>
              <table:table-cell office:value-type="float" office:value="5">
                <text:p>5</text:p>
              </table:table-cell>
              <table:table-cell office:value-type="float" office:value="5">
                <text:p>5</text:p>
              </table:table-cell>
              <table:table-cell office:value-type="float" office:value="4">
                <text:p>4</text:p>
              </table:table-cell>
            </table:table-row>
            <table:table-row>
              <table:table-cell office:value-type="string">
                <text:p>June</text:p>
              </table:table-cell>
              <table:table-cell office:value-type="float" office:value="7">
                <text:p>7</text:p>
              </table:table-cell>
              <table:table-cell office:value-type="float" office:value="6">
                <text:p>6</text:p>
              </table:table-cell>
              <table:table-cell office:value-type="float" office:value="6">
                <text:p>6</text:p>
              </table:table-cell>
            </table:table-row>
            <table:table-row>
              <table:table-cell office:value-type="string">
                <text:p>July</text:p>
              </table:table-cell>
              <table:table-cell office:value-type="float" office:value="16">
                <text:p>16</text:p>
              </table:table-cell>
              <table:table-cell office:value-type="float" office:value="15">
                <text:p>15</text:p>
              </table:table-cell>
              <table:table-cell office:value-type="float" office:value="14">
                <text:p>14</text:p>
              </table:table-cell>
            </table:table-row>
            <table:table-row>
              <table:table-cell office:value-type="string">
                <text:p>August</text:p>
              </table:table-cell>
              <table:table-cell office:value-type="float" office:value="13">
                <text:p>13</text:p>
              </table:table-cell>
              <table:table-cell office:value-type="float" office:value="13">
                <text:p>13</text:p>
              </table:table-cell>
              <table:table-cell office:value-type="float" office:value="12">
                <text:p>12</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Arial" fo:font-size="10pt" style:font-family-asian="'DejaVu Sans'" style:font-size-asian="10pt" style:font-family-complex="'DejaVu Sans'" style:font-size-complex="10pt"/>
    </style:style>
    <style:style style:name="ch4" style:family="chart">
      <style:chart-properties chart:include-hidden-cells="false" chart:auto-position="true" chart:auto-size="true" chart:treat-empty-cells="use-zero" chart:data-label-number="value" chart:data-label-text="false" chart:data-label-symbol="false" chart:data-label-series="false"/>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tru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7" style:family="chart" style:data-style-name="N0">
      <style:chart-properties chart:link-data-style-to-source="false" chart:data-label-number="value" chart:data-label-text="false" chart:data-label-symbol="false" chart:data-label-series="false" chart:label-position="avoid-overlap"/>
      <style:graphic-properties draw:stroke="none" draw:fill-color="#ff420e"/>
      <style:text-properties fo:color="#000000" style:text-position="0% 100%" fo:font-family="Arial" fo:font-size="8pt" style:font-family-asian="'DejaVu Sans'" style:font-size-asian="8pt" style:font-family-complex="'DejaVu Sans'" style:font-size-complex="8pt"/>
    </style:style>
    <style:style style:name="ch8" style:family="chart">
      <style:chart-properties chart:solid-type="cuboid" chart:label-position="center"/>
      <style:graphic-properties draw:fill-color="#00c462"/>
    </style:style>
    <style:style style:name="ch9" style:family="chart">
      <style:chart-properties chart:solid-type="cuboid" chart:label-position="center"/>
      <style:graphic-properties draw:fill-color="#fbfba6"/>
    </style:style>
    <style:style style:name="ch10" style:family="chart">
      <style:chart-properties chart:solid-type="cuboid" chart:label-position="center"/>
      <style:graphic-properties draw:fill-color="#f8f885"/>
    </style:style>
    <style:style style:name="ch11" style:family="chart">
      <style:chart-properties chart:solid-type="cuboid" chart:label-position="center"/>
      <style:graphic-properties draw:fill-color="#f6f657"/>
    </style:style>
    <style:style style:name="ch12" style:family="chart">
      <style:chart-properties chart:solid-type="cuboid" chart:label-position="center"/>
      <style:graphic-properties draw:fill-color="#ff3800"/>
    </style:style>
    <style:style style:name="ch13" style:family="chart">
      <style:chart-properties chart:solid-type="cuboid" chart:label-position="center"/>
      <style:graphic-properties draw:fill-color="#ff0000"/>
    </style:style>
    <style:style style:name="ch14" style:family="chart">
      <style:chart-properties chart:solid-type="cuboid" chart:label-position="center"/>
      <style:graphic-properties draw:fill-color="#fc5aab"/>
    </style:style>
    <style:style style:name="ch15" style:family="chart">
      <style:chart-properties chart:solid-type="cuboid" chart:label-position="center"/>
      <style:graphic-properties draw:fill-color="#fc2791"/>
    </style:style>
    <style:style style:name="ch16" style:family="chart">
      <style:chart-properties chart:solid-type="cuboid" chart:label-position="center"/>
      <style:graphic-properties draw:fill-color="#ca00ca"/>
    </style:style>
    <style:style style:name="ch17" style:family="chart">
      <style:chart-properties chart:solid-type="cuboid" chart:label-position="center"/>
      <style:graphic-properties draw:fill-color="#5faefc"/>
    </style:style>
    <style:style style:name="ch18" style:family="chart">
      <style:chart-properties chart:solid-type="cuboid" chart:label-position="center"/>
      <style:graphic-properties draw:fill-color="#3e9dfc"/>
    </style:style>
    <style:style style:name="ch19" style:family="chart">
      <style:chart-properties chart:solid-type="cuboid" chart:label-position="center"/>
      <style:graphic-properties draw:fill-color="#1f8efd"/>
    </style:style>
    <style:style style:name="ch20" style:family="chart">
      <style:chart-properties chart:solid-type="cuboid" chart:label-position="center"/>
      <style:graphic-properties draw:fill-color="#007ffe"/>
    </style:style>
    <style:style style:name="ch21" style:family="chart">
      <style:chart-properties chart:solid-type="cuboid" chart:label-position="center"/>
      <style:graphic-properties draw:fill-color="#0072e4"/>
    </style:style>
    <style:style style:name="ch22" style:family="chart">
      <style:chart-properties chart:solid-type="cuboid" chart:label-position="center"/>
      <style:graphic-properties draw:fill-color="#0062c4"/>
    </style:style>
    <style:style style:name="ch23" style:family="chart" style:data-style-name="N0">
      <style:chart-properties chart:link-data-style-to-source="false" chart:data-label-number="value" chart:data-label-text="false" chart:data-label-symbol="false" chart:data-label-series="false" chart:label-position="avoid-overlap"/>
      <style:graphic-properties draw:stroke="none" draw:fill-color="#0000b0"/>
      <style:text-properties fo:color="#000000" style:text-position="0% 100%" fo:font-family="Arial" fo:font-size="7pt" style:font-family-asian="'DejaVu Sans'" style:font-size-asian="7pt" style:font-family-complex="'DejaVu Sans'" style:font-size-complex="7pt"/>
    </style:style>
    <style:style style:name="ch24" style:family="chart">
      <style:graphic-properties draw:stroke="solid" svg:stroke-color="#b3b3b3" draw:fill="none" draw:fill-color="#d9d9d9"/>
    </style:style>
    <style:style style:name="ch25" style:family="chart">
      <style:graphic-properties draw:fill-color="#d9d9d9"/>
    </style:style>
  </office:automatic-styles>
  <office:body>
    <office:chart>
      <chart:chart svg:width="13.205cm" svg:height="8.531cm" xlink:href="." xlink:type="simple" chart:class="chart:ring" chart:style-name="ch1">
        <chart:title svg:x="2.867cm" svg:y="0.306cm" chart:style-name="ch2">
          <text:p>Distribution of customers by districts</text:p>
        </chart:title>
        <chart:legend chart:legend-position="end" svg:x="7.46cm" svg:y="2.223cm" style:legend-expansion="high" chart:style-name="ch3"/>
        <chart:plot-area chart:style-name="ch4" chart:data-source-has-labels="both" svg:x="0.264cm" svg:y="1.255cm" svg:width="6.932cm" svg:height="7.106cm">
          <chart:coordinate-region svg:x="0.265cm" svg:y="1.343cm" svg:width="6.931cm" svg:height="6.931cm"/>
          <chart:axis chart:dimension="x" chart:name="primary-x" chart:style-name="ch5" chartooo:axis-type="text">
            <chart:categories table:cell-range-address="local-table.$A$2:.$A$16"/>
          </chart:axis>
          <chart:axis chart:dimension="y" chart:name="primary-y" chart:style-name="ch6"/>
          <chart:series chart:style-name="ch7" chart:values-cell-range-address="local-table.$B$2:.$B$16"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22"/>
          </chart:series>
          <chart:series chart:style-name="ch23" chart:values-cell-range-address="local-table.$C$2:.$C$16" chart:label-cell-address="local-table.$C$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22"/>
          </chart:series>
          <chart:wall chart:style-name="ch24"/>
          <chart:floor chart:style-name="ch25"/>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Top1</text:p>
              </table:table-cell>
            </table:table-row>
          </table:table-header-rows>
          <table:table-rows>
            <table:table-row>
              <table:table-cell office:value-type="string">
                <text:p>Buenos Airea</text:p>
              </table:table-cell>
              <table:table-cell office:value-type="float" office:value="9.71">
                <text:p>9.71</text:p>
              </table:table-cell>
              <table:table-cell office:value-type="float" office:value="10">
                <text:p>10</text:p>
              </table:table-cell>
            </table:table-row>
            <table:table-row>
              <table:table-cell office:value-type="string">
                <text:p>California</text:p>
              </table:table-cell>
              <table:table-cell office:value-type="float" office:value="8.74">
                <text:p>8.74</text:p>
              </table:table-cell>
              <table:table-cell office:value-type="float" office:value="9">
                <text:p>9</text:p>
              </table:table-cell>
            </table:table-row>
            <table:table-row>
              <table:table-cell office:value-type="string">
                <text:p>West Bengali</text:p>
              </table:table-cell>
              <table:table-cell office:value-type="float" office:value="8.74">
                <text:p>8.74</text:p>
              </table:table-cell>
              <table:table-cell office:value-type="float" office:value="9">
                <text:p>9</text:p>
              </table:table-cell>
            </table:table-row>
            <table:table-row>
              <table:table-cell office:value-type="string">
                <text:p>Shandong</text:p>
              </table:table-cell>
              <table:table-cell office:value-type="float" office:value="8.74">
                <text:p>8.74</text:p>
              </table:table-cell>
              <table:table-cell office:value-type="float" office:value="9">
                <text:p>9</text:p>
              </table:table-cell>
            </table:table-row>
            <table:table-row>
              <table:table-cell office:value-type="string">
                <text:p>Uttar Pradesh</text:p>
              </table:table-cell>
              <table:table-cell office:value-type="float" office:value="7.77">
                <text:p>7.77</text:p>
              </table:table-cell>
              <table:table-cell office:value-type="float" office:value="8">
                <text:p>8</text:p>
              </table:table-cell>
            </table:table-row>
            <table:table-row>
              <table:table-cell office:value-type="string">
                <text:p>So Paulo</text:p>
              </table:table-cell>
              <table:table-cell office:value-type="float" office:value="7.77">
                <text:p>7.77</text:p>
              </table:table-cell>
              <table:table-cell office:value-type="float" office:value="8">
                <text:p>8</text:p>
              </table:table-cell>
            </table:table-row>
            <table:table-row>
              <table:table-cell office:value-type="string">
                <text:p>Maharashtra</text:p>
              </table:table-cell>
              <table:table-cell office:value-type="float" office:value="6.8">
                <text:p>6.8</text:p>
              </table:table-cell>
              <table:table-cell office:value-type="float" office:value="7">
                <text:p>7</text:p>
              </table:table-cell>
            </table:table-row>
            <table:table-row>
              <table:table-cell office:value-type="string">
                <text:p>England</text:p>
              </table:table-cell>
              <table:table-cell office:value-type="float" office:value="6.8">
                <text:p>6.8</text:p>
              </table:table-cell>
              <table:table-cell office:value-type="float" office:value="7">
                <text:p>7</text:p>
              </table:table-cell>
            </table:table-row>
            <table:table-row>
              <table:table-cell office:value-type="string">
                <text:p>Southern Tagalog</text:p>
              </table:table-cell>
              <table:table-cell office:value-type="float" office:value="5.83">
                <text:p>5.83</text:p>
              </table:table-cell>
              <table:table-cell office:value-type="float" office:value="6">
                <text:p>6</text:p>
              </table:table-cell>
            </table:table-row>
            <table:table-row>
              <table:table-cell office:value-type="string">
                <text:p>Tamil Nadu</text:p>
              </table:table-cell>
              <table:table-cell office:value-type="float" office:value="4.85">
                <text:p>4.85</text:p>
              </table:table-cell>
              <table:table-cell office:value-type="float" office:value="5">
                <text:p>5</text:p>
              </table:table-cell>
            </table:table-row>
            <table:table-row>
              <table:table-cell office:value-type="string">
                <text:p>Punjab</text:p>
              </table:table-cell>
              <table:table-cell office:value-type="float" office:value="4.85">
                <text:p>4.85</text:p>
              </table:table-cell>
              <table:table-cell office:value-type="float" office:value="5">
                <text:p>5</text:p>
              </table:table-cell>
            </table:table-row>
            <table:table-row>
              <table:table-cell office:value-type="string">
                <text:p>Gois</text:p>
              </table:table-cell>
              <table:table-cell office:value-type="float" office:value="4.85">
                <text:p>4.85</text:p>
              </table:table-cell>
              <table:table-cell office:value-type="float" office:value="5">
                <text:p>5</text:p>
              </table:table-cell>
            </table:table-row>
            <table:table-row>
              <table:table-cell office:value-type="string">
                <text:p>Texas</text:p>
              </table:table-cell>
              <table:table-cell office:value-type="float" office:value="4.85">
                <text:p>4.85</text:p>
              </table:table-cell>
              <table:table-cell office:value-type="float" office:value="5">
                <text:p>5</text:p>
              </table:table-cell>
            </table:table-row>
            <table:table-row>
              <table:table-cell office:value-type="string">
                <text:p>Karnataka</text:p>
              </table:table-cell>
              <table:table-cell office:value-type="float" office:value="4.85">
                <text:p>4.85</text:p>
              </table:table-cell>
              <table:table-cell office:value-type="float" office:value="5">
                <text:p>5</text:p>
              </table:table-cell>
            </table:table-row>
            <table:table-row>
              <table:table-cell office:value-type="string">
                <text:p>Hubei</text:p>
              </table:table-cell>
              <table:table-cell office:value-type="float" office:value="4.85">
                <text:p>4.85</text:p>
              </table:table-cell>
              <table:table-cell office:value-type="float" office:value="5">
                <text:p>5</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color="#000000" style:text-position="0% 100%" fo:font-family="Arial" fo:font-size="13pt" style:font-family-asian="'DejaVu Sans'" style:font-size-asian="13pt" style:font-family-complex="'DejaVu Sans'"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draw:fill="none" draw:fill-color="#d9d9d9"/>
      <style:text-properties fo:color="#000000" style:text-position="0% 100%" fo:font-family="Arial" fo:font-size="8pt" style:font-family-asian="'DejaVu Sans'" style:font-size-asian="8pt" style:font-family-complex="'DejaVu Sans'" style:font-size-complex="8pt"/>
    </style:style>
    <style:style style:name="ch5" style:family="chart">
      <style:chart-properties chart:include-hidden-cells="false" chart:auto-position="true" chart:auto-size="true" chart:treat-empty-cells="leave-gap" chart:data-label-number="value" chart:data-label-text="false" chart:data-label-symbol="false" chart:data-label-series="false"/>
    </style:style>
    <style:style style:name="ch6" style:family="chart" style:data-style-name="N10036">
      <style:chart-properties chart:display-label="true" chart:logarithmic="false" chart:reverse-direction="false" text:line-break="true" loext:try-staggering-first="false" chart:label-arrangement="side-by-side" chart:link-data-style-to-source="false" chart:axis-position="0" chart:tick-mark-position="at-axis"/>
      <style:graphic-properties svg:stroke-color="#b3b3b3"/>
      <style:text-properties fo:color="#000000" style:text-position="0% 100%" fo:font-family="Arial" fo:font-size="10pt" style:font-family-asian="'DejaVu Sans'" style:font-size-asian="10pt" style:font-family-complex="'DejaVu Sans'" style:font-size-complex="10pt"/>
    </style:style>
    <style:style style:name="ch7"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fo:color="#000000" style:text-position="0% 100%" fo:font-family="Arial" fo:font-size="10pt" style:font-family-asian="'DejaVu Sans'" style:font-size-asian="10pt" style:font-family-complex="'DejaVu Sans'" style:font-size-complex="10pt"/>
    </style:style>
    <style:style style:name="ch8" style:family="chart">
      <style:graphic-properties svg:stroke-color="#b3b3b3"/>
    </style:style>
    <style:style style:name="ch9" style:family="chart" style:data-style-name="N0">
      <style:chart-properties chart:symbol-type="none" chart:link-data-style-to-source="false" chart:data-label-number="value" chart:data-label-text="false" chart:data-label-symbol="false" chart:data-label-series="false" chart:label-position="top"/>
      <style:graphic-properties svg:stroke-width="0.08cm" svg:stroke-color="#1f8efd" draw:fill-color="#1f8efd"/>
      <style:text-properties fo:color="#000000" style:text-position="0% 100%" fo:font-family="Arial" fo:font-size="8pt" style:font-family-asian="'DejaVu Sans'" style:font-size-asian="8pt" style:font-family-complex="'DejaVu Sans'" style:font-size-complex="8pt"/>
    </style:style>
    <style:style style:name="ch10" style:family="chart" style:data-style-name="N0">
      <style:chart-properties chart:symbol-type="none" chart:link-data-style-to-source="false" chart:data-label-number="value" chart:data-label-text="false" chart:data-label-symbol="false" chart:data-label-series="false" chart:label-position="top"/>
      <style:graphic-properties svg:stroke-width="0.08cm" svg:stroke-color="#ff420e" draw:fill-color="#ff420e"/>
      <style:text-properties fo:color="#000000" style:text-position="0% 100%" fo:font-family="Arial" fo:font-size="8pt" style:font-family-asian="'DejaVu Sans'" style:font-size-asian="8pt" style:font-family-complex="'DejaVu Sans'" style:font-size-complex="8pt"/>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3.205cm" svg:height="8.531cm" xlink:href="." xlink:type="simple" chart:class="chart:line" chart:style-name="ch1">
        <chart:title svg:x="1.346cm" svg:y="0.305cm" chart:style-name="ch2">
          <text:p>Comparing most expensive and cheapest movies by rental numbers</text:p>
        </chart:title>
        <chart:subtitle svg:x="0cm" svg:y="0cm" chart:style-name="ch3">
          <text:p/>
        </chart:subtitle>
        <chart:legend chart:legend-position="end" svg:x="9.044cm" svg:y="3.966cm" style:legend-expansion="high" chart:style-name="ch4"/>
        <chart:plot-area chart:style-name="ch5" chart:data-source-has-labels="both" svg:x="0.264cm" svg:y="1.758cm" svg:width="8.336cm" svg:height="6.603cm">
          <chart:coordinate-region svg:x="0.885cm" svg:y="1.957cm" svg:width="7.528cm" svg:height="5.757cm"/>
          <chart:axis chart:dimension="x" chart:name="primary-x" chart:style-name="ch6" chartooo:axis-type="auto">
            <chartooo:date-scale/>
            <chart:categories table:cell-range-address="local-table.$A$2:.$A$11"/>
          </chart:axis>
          <chart:axis chart:dimension="y" chart:name="primary-y" chart:style-name="ch7">
            <chart:grid chart:style-name="ch8" chart:class="major"/>
          </chart:axis>
          <chart:series chart:style-name="ch9" chart:values-cell-range-address="local-table.$B$2:.$B$11" chart:label-cell-address="local-table.$B$1" chart:class="chart:line">
            <chart:data-point chart:repeated="10"/>
          </chart:series>
          <chart:series chart:style-name="ch10" chart:values-cell-range-address="local-table.$C$2:.$C$11" chart:label-cell-address="local-table.$C$1" chart:class="chart:line">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ost expensive movies</text:p>
              </table:table-cell>
              <table:table-cell office:value-type="string">
                <text:p>Cheapest movies</text:p>
              </table:table-cell>
            </table:table-row>
          </table:table-header-rows>
          <table:table-rows>
            <table:table-row>
              <table:table-cell office:value-type="string">
                <text:p>1</text:p>
              </table:table-cell>
              <table:table-cell office:value-type="float" office:value="23">
                <text:p>23</text:p>
              </table:table-cell>
              <table:table-cell office:value-type="float" office:value="26">
                <text:p>26</text:p>
              </table:table-cell>
            </table:table-row>
            <table:table-row>
              <table:table-cell office:value-type="string">
                <text:p>2</text:p>
              </table:table-cell>
              <table:table-cell office:value-type="float" office:value="21">
                <text:p>21</text:p>
              </table:table-cell>
              <table:table-cell office:value-type="float" office:value="21">
                <text:p>21</text:p>
              </table:table-cell>
            </table:table-row>
            <table:table-row>
              <table:table-cell office:value-type="string">
                <text:p>3</text:p>
              </table:table-cell>
              <table:table-cell office:value-type="float" office:value="16">
                <text:p>16</text:p>
              </table:table-cell>
              <table:table-cell office:value-type="float" office:value="19">
                <text:p>19</text:p>
              </table:table-cell>
            </table:table-row>
            <table:table-row>
              <table:table-cell office:value-type="string">
                <text:p>4</text:p>
              </table:table-cell>
              <table:table-cell office:value-type="float" office:value="14">
                <text:p>14</text:p>
              </table:table-cell>
              <table:table-cell office:value-type="float" office:value="18">
                <text:p>18</text:p>
              </table:table-cell>
            </table:table-row>
            <table:table-row>
              <table:table-cell office:value-type="string">
                <text:p>5</text:p>
              </table:table-cell>
              <table:table-cell office:value-type="float" office:value="13">
                <text:p>13</text:p>
              </table:table-cell>
              <table:table-cell office:value-type="float" office:value="17">
                <text:p>17</text:p>
              </table:table-cell>
            </table:table-row>
            <table:table-row>
              <table:table-cell office:value-type="string">
                <text:p>6</text:p>
              </table:table-cell>
              <table:table-cell office:value-type="float" office:value="10">
                <text:p>10</text:p>
              </table:table-cell>
              <table:table-cell office:value-type="float" office:value="16">
                <text:p>16</text:p>
              </table:table-cell>
            </table:table-row>
            <table:table-row>
              <table:table-cell office:value-type="string">
                <text:p>7</text:p>
              </table:table-cell>
              <table:table-cell office:value-type="float" office:value="8">
                <text:p>8</text:p>
              </table:table-cell>
              <table:table-cell office:value-type="float" office:value="16">
                <text:p>16</text:p>
              </table:table-cell>
            </table:table-row>
            <table:table-row>
              <table:table-cell office:value-type="string">
                <text:p>8</text:p>
              </table:table-cell>
              <table:table-cell office:value-type="float" office:value="8">
                <text:p>8</text:p>
              </table:table-cell>
              <table:table-cell office:value-type="float" office:value="15">
                <text:p>15</text:p>
              </table:table-cell>
            </table:table-row>
            <table:table-row>
              <table:table-cell office:value-type="string">
                <text:p>9</text:p>
              </table:table-cell>
              <table:table-cell office:value-type="float" office:value="7">
                <text:p>7</text:p>
              </table:table-cell>
              <table:table-cell office:value-type="float" office:value="7">
                <text:p>7</text:p>
              </table:table-cell>
            </table:table-row>
            <table:table-row>
              <table:table-cell office:value-type="string">
                <text:p>10</text:p>
              </table:table-cell>
              <table:table-cell office:value-type="float" office:value="6">
                <text:p>6</text:p>
              </table:table-cell>
              <table:table-cell office:value-type="float" office:value="NaN">
                <text:p>NaN</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